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1.625in"/>
    </style:style>
    <style:style style:name="Table4.C" style:family="table-column">
      <style:table-column-properties style:column-width="0.5625in"/>
    </style:style>
    <style:style style:name="Table4.D" style:family="table-column">
      <style:table-column-properties style:column-width="0.6875in"/>
    </style:style>
    <style:style style:name="Table4.E" style:family="table-column">
      <style:table-column-properties style:column-width="1.0625in"/>
    </style:style>
    <style:style style:name="Table4.F" style:family="table-column">
      <style:table-column-properties style:column-width="2.552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34in"/>
    </style:style>
    <style:style style:name="Table1.B" style:family="table-column">
      <style:table-column-properties style:column-width="1.8653in"/>
    </style:style>
    <style:style style:name="Table1.C" style:family="table-column">
      <style:table-column-properties style:column-width="0.4701in"/>
    </style:style>
    <style:style style:name="Table1.D" style:family="table-column">
      <style:table-column-properties style:column-width="0.6139in"/>
    </style:style>
    <style:style style:name="Table1.E" style:family="table-column">
      <style:table-column-properties style:column-width="1.4708in"/>
    </style:style>
    <style:style style:name="Table1.F" style:family="table-column">
      <style:table-column-properties style:column-width="1.87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RVType" style:family="table">
      <style:table-properties style:width="6.9271in" fo:margin-left="0in" table:align="left" style:may-break-between-rows="false"/>
    </style:style>
    <style:style style:name="RVType.A" style:family="table-column">
      <style:table-column-properties style:column-width="0.5236in"/>
    </style:style>
    <style:style style:name="RVType.B" style:family="table-column">
      <style:table-column-properties style:column-width="0.6951in"/>
    </style:style>
    <style:style style:name="RVType.C" style:family="table-column">
      <style:table-column-properties style:column-width="0.6667in"/>
    </style:style>
    <style:style style:name="RVType.D" style:family="table-column">
      <style:table-column-properties style:column-width="0.5938in"/>
    </style:style>
    <style:style style:name="RVType.E" style:family="table-column">
      <style:table-column-properties style:column-width="2.0104in"/>
    </style:style>
    <style:style style:name="RVType.F" style:family="table-column">
      <style:table-column-properties style:column-width="2.4375in"/>
    </style:style>
    <style:style style:name="RVType.A1" style:family="table-cell">
      <style:table-cell-properties fo:padding="0.0382in" fo:border-left="0.05pt solid #000000" fo:border-right="none" fo:border-top="0.05pt solid #000000" fo:border-bottom="0.05pt solid #000000"/>
    </style:style>
    <style:style style:name="RVType.F1" style:family="table-cell">
      <style:table-cell-properties fo:padding="0.0382in" fo:border="0.05pt solid #000000"/>
    </style:style>
    <style:style style:name="RVType.A2" style:family="table-cell">
      <style:table-cell-properties fo:padding="0.0382in" fo:border-left="0.05pt solid #000000" fo:border-right="none" fo:border-top="none" fo:border-bottom="0.05pt solid #000000"/>
    </style:style>
    <style:style style:name="RVType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0833in" fo:margin-left="0in" table:align="left"/>
    </style:style>
    <style:style style:name="Table2.A" style:family="table-column">
      <style:table-column-properties style:column-width="0.5236in"/>
    </style:style>
    <style:style style:name="Table2.B" style:family="table-column">
      <style:table-column-properties style:column-width="0.9764in"/>
    </style:style>
    <style:style style:name="Table2.C" style:family="table-column">
      <style:table-column-properties style:column-width="0.6979in"/>
    </style:style>
    <style:style style:name="Table2.D" style:family="table-column">
      <style:table-column-properties style:column-width="0.6354in"/>
    </style:style>
    <style:style style:name="Table2.E" style:family="table-column">
      <style:table-column-properties style:column-width="1.8958in"/>
    </style:style>
    <style:style style:name="Table2.F" style:family="table-column">
      <style:table-column-properties style:column-width="2.354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125in" fo:margin-left="0in" table:align="left" style:may-break-between-rows="false"/>
    </style:style>
    <style:style style:name="Table3.A" style:family="table-column">
      <style:table-column-properties style:column-width="0.5236in"/>
    </style:style>
    <style:style style:name="Table3.B" style:family="table-column">
      <style:table-column-properties style:column-width="0.6535in"/>
    </style:style>
    <style:style style:name="Table3.C" style:family="table-column">
      <style:table-column-properties style:column-width="0.7083in"/>
    </style:style>
    <style:style style:name="Table3.D" style:family="table-column">
      <style:table-column-properties style:column-width="0.7917in"/>
    </style:style>
    <style:style style:name="Table3.E" style:family="table-column">
      <style:table-column-properties style:column-width="1.7708in"/>
    </style:style>
    <style:style style:name="Table3.F" style:family="table-column">
      <style:table-column-properties style:column-width="2.677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style style:name="P3" style:family="paragraph" style:parent-style-name="Text_20_body">
      <style:text-properties style:font-name="Arial" fo:font-size="10pt" style:font-size-asian="10pt" style:font-size-complex="10pt"/>
    </style:style>
    <style:style style:name="P4" style:family="paragraph" style:parent-style-name="Text_20_body">
      <style:paragraph-properties fo:text-align="center" style:justify-single-word="false"/>
      <style:text-properties style:font-name="Arial"/>
    </style:style>
    <style:style style:name="P5" style:family="paragraph" style:parent-style-name="Text_20_body">
      <style:paragraph-properties fo:text-align="start" style:justify-single-word="false"/>
      <style:text-properties officeooo:rsid="001dba00" officeooo:paragraph-rsid="001dba00"/>
    </style:style>
    <style:style style:name="P6" style:family="paragraph" style:parent-style-name="Text_20_body">
      <style:paragraph-properties fo:text-align="start" style:justify-single-word="false"/>
      <style:text-properties officeooo:rsid="001dba00" officeooo:paragraph-rsid="0025e9f9"/>
    </style:style>
    <style:style style:name="P7" style:family="paragraph" style:parent-style-name="Text_20_body">
      <style:paragraph-properties fo:text-align="start" style:justify-single-word="false"/>
      <style:text-properties officeooo:rsid="001dba00" officeooo:paragraph-rsid="0039f8e2"/>
    </style:style>
    <style:style style:name="P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dba00" officeooo:paragraph-rsid="001dba00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dba00" officeooo:paragraph-rsid="0025e9f9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dba00" officeooo:paragraph-rsid="0039f8e2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f9fae" officeooo:paragraph-rsid="001f9fae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f9fae" officeooo:paragraph-rsid="0025e9f9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f9fae" officeooo:paragraph-rsid="00273499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f9fae" officeooo:paragraph-rsid="0039f8e2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text-underline-style="none" fo:font-weight="normal" officeooo:rsid="001f9fae" officeooo:paragraph-rsid="001f9fae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text-underline-style="none" fo:font-weight="normal" officeooo:rsid="001f9fae" officeooo:paragraph-rsid="00273499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text-underline-style="none" fo:font-weight="normal" officeooo:rsid="001fb815" officeooo:paragraph-rsid="001fb815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text-underline-style="none" fo:font-weight="normal" officeooo:rsid="001fb815" officeooo:paragraph-rsid="00273499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text-underline-style="none" fo:font-weight="normal" officeooo:rsid="0020c452" officeooo:paragraph-rsid="0020c452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text-underline-style="none" fo:font-weight="normal" officeooo:rsid="0020c452" officeooo:paragraph-rsid="0025e9f9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text-underline-style="none" fo:font-weight="normal" officeooo:rsid="0020c452" officeooo:paragraph-rsid="00273499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text-underline-style="none" fo:font-weight="normal" officeooo:rsid="0020c452" officeooo:paragraph-rsid="0039f8e2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text-underline-style="none" fo:font-weight="normal" officeooo:rsid="0023c142" officeooo:paragraph-rsid="0023c142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text-underline-style="none" fo:font-weight="normal" officeooo:rsid="0023c142" officeooo:paragraph-rsid="00273499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text-underline-style="none" fo:font-weight="normal" officeooo:rsid="002547a2" officeooo:paragraph-rsid="002547a2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text-underline-style="none" fo:font-weight="normal" officeooo:rsid="002547a2" officeooo:paragraph-rsid="00273499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officeooo:rsid="001f9fae" officeooo:paragraph-rsid="001f9fae"/>
    </style:style>
    <style:style style:name="P28" style:family="paragraph" style:parent-style-name="Text_20_body">
      <style:paragraph-properties fo:text-align="start" style:justify-single-word="false"/>
      <style:text-properties officeooo:rsid="001f9fae" officeooo:paragraph-rsid="00273499"/>
    </style:style>
    <style:style style:name="P29" style:family="paragraph" style:parent-style-name="Table_20_Heading">
      <style:paragraph-properties fo:text-align="center" style:justify-single-word="false"/>
      <style:text-properties officeooo:rsid="001e5f73" officeooo:paragraph-rsid="001e5f73"/>
    </style:style>
    <style:style style:name="P30" style:family="paragraph" style:parent-style-name="Table_20_Heading">
      <style:paragraph-properties fo:text-align="center" style:justify-single-word="false"/>
      <style:text-properties officeooo:rsid="001e5f73" officeooo:paragraph-rsid="0025e9f9"/>
    </style:style>
    <style:style style:name="P31" style:family="paragraph" style:parent-style-name="Table_20_Heading">
      <style:paragraph-properties fo:text-align="center" style:justify-single-word="false"/>
      <style:text-properties officeooo:rsid="001e5f73" officeooo:paragraph-rsid="0039f8e2"/>
    </style:style>
    <style:style style:name="P32" style:family="paragraph" style:parent-style-name="Table_20_Heading">
      <style:text-properties officeooo:rsid="001e5f73" officeooo:paragraph-rsid="0025e9f9"/>
    </style:style>
    <style:style style:name="P33" style:family="paragraph" style:parent-style-name="Table_20_Heading">
      <style:text-properties officeooo:rsid="001f9fae" officeooo:paragraph-rsid="001f9fae"/>
    </style:style>
    <style:style style:name="P34" style:family="paragraph" style:parent-style-name="Table_20_Heading">
      <style:paragraph-properties fo:text-align="center" style:justify-single-word="false"/>
      <style:text-properties officeooo:rsid="001f9fae" officeooo:paragraph-rsid="001f9fae"/>
    </style:style>
    <style:style style:name="P35" style:family="paragraph" style:parent-style-name="Table_20_Heading">
      <style:paragraph-properties fo:text-align="center" style:justify-single-word="false"/>
      <style:text-properties officeooo:rsid="001f9fae" officeooo:paragraph-rsid="00273499"/>
    </style:style>
    <style:style style:name="P36" style:family="paragraph" style:parent-style-name="Table_20_Heading">
      <style:text-properties officeooo:rsid="001f9fae" officeooo:paragraph-rsid="00273499"/>
    </style:style>
    <style:style style:name="P37" style:family="paragraph" style:parent-style-name="Table_20_Heading">
      <style:paragraph-properties fo:text-align="center" style:justify-single-word="false"/>
      <style:text-properties fo:font-weight="normal" officeooo:rsid="001fb815" officeooo:paragraph-rsid="001fb815" style:font-weight-asian="normal" style:font-weight-complex="normal"/>
    </style:style>
    <style:style style:name="P38" style:family="paragraph" style:parent-style-name="Table_20_Heading">
      <style:paragraph-properties fo:text-align="center" style:justify-single-word="false"/>
      <style:text-properties fo:font-weight="normal" officeooo:rsid="001fb815" officeooo:paragraph-rsid="0039f8e2" style:font-weight-asian="normal" style:font-weight-complex="normal"/>
    </style:style>
    <style:style style:name="P39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40" style:family="paragraph" style:parent-style-name="Table_20_Heading">
      <style:paragraph-properties fo:text-align="center" style:justify-single-word="false"/>
      <style:text-properties fo:font-weight="normal" officeooo:paragraph-rsid="0039f8e2" style:font-weight-asian="normal" style:font-weight-complex="normal"/>
    </style:style>
    <style:style style:name="P41" style:family="paragraph" style:parent-style-name="Table_20_Heading">
      <style:paragraph-properties fo:text-align="center" style:justify-single-word="false"/>
      <style:text-properties fo:font-weight="normal" officeooo:rsid="0032ca5f" officeooo:paragraph-rsid="0032ca5f" style:font-weight-asian="normal" style:font-weight-complex="normal"/>
    </style:style>
    <style:style style:name="P42" style:family="paragraph" style:parent-style-name="Table_20_Heading">
      <style:paragraph-properties fo:text-align="center" style:justify-single-word="false"/>
      <style:text-properties fo:font-weight="normal" officeooo:rsid="0032ca5f" officeooo:paragraph-rsid="0039f8e2" style:font-weight-asian="normal" style:font-weight-complex="normal"/>
    </style:style>
    <style:style style:name="P43" style:family="paragraph" style:parent-style-name="Table_20_Heading">
      <style:text-properties officeooo:rsid="0020c452" officeooo:paragraph-rsid="0020c452"/>
    </style:style>
    <style:style style:name="P44" style:family="paragraph" style:parent-style-name="Table_20_Heading">
      <style:paragraph-properties fo:text-align="center" style:justify-single-word="false"/>
      <style:text-properties officeooo:rsid="0020c452" officeooo:paragraph-rsid="0020c452"/>
    </style:style>
    <style:style style:name="P45" style:family="paragraph" style:parent-style-name="Table_20_Heading">
      <style:paragraph-properties fo:text-align="center" style:justify-single-word="false"/>
      <style:text-properties officeooo:rsid="0020c452" officeooo:paragraph-rsid="0025e9f9"/>
    </style:style>
    <style:style style:name="P46" style:family="paragraph" style:parent-style-name="Table_20_Heading">
      <style:paragraph-properties fo:text-align="center" style:justify-single-word="false"/>
      <style:text-properties officeooo:rsid="0020c452" officeooo:paragraph-rsid="0039f8e2"/>
    </style:style>
    <style:style style:name="P47" style:family="paragraph" style:parent-style-name="Table_20_Heading">
      <style:text-properties officeooo:rsid="0020c452" officeooo:paragraph-rsid="00273499"/>
    </style:style>
    <style:style style:name="P48" style:family="paragraph" style:parent-style-name="Table_20_Heading">
      <style:text-properties officeooo:rsid="00222220" officeooo:paragraph-rsid="00222220"/>
    </style:style>
    <style:style style:name="P49" style:family="paragraph" style:parent-style-name="Table_20_Heading">
      <style:text-properties officeooo:rsid="00222220" officeooo:paragraph-rsid="00273499"/>
    </style:style>
    <style:style style:name="P50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20c452" style:font-size-asian="10pt" style:font-weight-asian="normal" style:font-size-complex="10pt" style:font-weight-complex="normal"/>
    </style:style>
    <style:style style:name="P51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25e9f9" style:font-size-asian="10pt" style:font-weight-asian="normal" style:font-size-complex="10pt" style:font-weight-complex="normal"/>
    </style:style>
    <style:style style:name="P52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273499" style:font-size-asian="10pt" style:font-weight-asian="normal" style:font-size-complex="10pt" style:font-weight-complex="normal"/>
    </style:style>
    <style:style style:name="P53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222220" style:font-size-asian="10pt" style:font-weight-asian="normal" style:font-size-complex="10pt" style:font-weight-complex="normal"/>
    </style:style>
    <style:style style:name="P54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32e7e0" style:font-size-asian="10pt" style:font-weight-asian="normal" style:font-size-complex="10pt" style:font-weight-complex="normal"/>
    </style:style>
    <style:style style:name="P55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3656dd" style:font-size-asian="10pt" style:font-weight-asian="normal" style:font-size-complex="10pt" style:font-weight-complex="normal"/>
    </style:style>
    <style:style style:name="P56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369607" style:font-size-asian="10pt" style:font-weight-asian="normal" style:font-size-complex="10pt" style:font-weight-complex="normal"/>
    </style:style>
    <style:style style:name="P57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39f8e2" style:font-size-asian="10pt" style:font-weight-asian="normal" style:font-size-complex="10pt" style:font-weight-complex="normal"/>
    </style:style>
    <style:style style:name="P58" style:family="paragraph" style:parent-style-name="Table_20_Heading">
      <style:paragraph-properties fo:text-align="start" style:justify-single-word="false"/>
      <style:text-properties fo:font-size="10pt" fo:font-weight="normal" officeooo:rsid="0020c452" officeooo:paragraph-rsid="0025e9f9" style:font-size-asian="10pt" style:font-weight-asian="normal" style:font-size-complex="10pt" style:font-weight-complex="normal"/>
    </style:style>
    <style:style style:name="P59" style:family="paragraph" style:parent-style-name="Table_20_Heading">
      <style:paragraph-properties fo:text-align="center" style:justify-single-word="false"/>
      <style:text-properties fo:font-size="10pt" fo:font-weight="normal" officeooo:rsid="001f9fae" officeooo:paragraph-rsid="001f9fae" style:font-size-asian="10pt" style:font-weight-asian="normal" style:font-size-complex="10pt" style:font-weight-complex="normal"/>
    </style:style>
    <style:style style:name="P60" style:family="paragraph" style:parent-style-name="Table_20_Heading">
      <style:paragraph-properties fo:text-align="center" style:justify-single-word="false"/>
      <style:text-properties fo:font-size="10pt" fo:font-weight="normal" officeooo:rsid="001f9fae" officeooo:paragraph-rsid="0025e9f9" style:font-size-asian="10pt" style:font-weight-asian="normal" style:font-size-complex="10pt" style:font-weight-complex="normal"/>
    </style:style>
    <style:style style:name="P61" style:family="paragraph" style:parent-style-name="Table_20_Heading">
      <style:paragraph-properties fo:text-align="center" style:justify-single-word="false"/>
      <style:text-properties fo:font-size="10pt" fo:font-weight="normal" officeooo:rsid="001f9fae" officeooo:paragraph-rsid="0030db1e" style:font-size-asian="10pt" style:font-weight-asian="normal" style:font-size-complex="10pt" style:font-weight-complex="normal"/>
    </style:style>
    <style:style style:name="P62" style:family="paragraph" style:parent-style-name="Table_20_Heading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3" style:family="paragraph" style:parent-style-name="Table_20_Heading">
      <style:paragraph-properties fo:text-align="center" style:justify-single-word="false"/>
      <style:text-properties fo:font-size="10pt" fo:font-weight="normal" officeooo:paragraph-rsid="0025e9f9" style:font-size-asian="10pt" style:font-weight-asian="normal" style:font-size-complex="10pt" style:font-weight-complex="normal"/>
    </style:style>
    <style:style style:name="P64" style:family="paragraph" style:parent-style-name="Table_20_Heading">
      <style:paragraph-properties fo:text-align="center" style:justify-single-word="false"/>
      <style:text-properties fo:font-size="10pt" fo:font-weight="normal" officeooo:paragraph-rsid="0039f8e2" style:font-size-asian="10pt" style:font-weight-asian="normal" style:font-size-complex="10pt" style:font-weight-complex="normal"/>
    </style:style>
    <style:style style:name="P65" style:family="paragraph" style:parent-style-name="Table_20_Heading">
      <style:paragraph-properties fo:text-align="center" style:justify-single-word="false"/>
      <style:text-properties fo:font-size="10pt" fo:font-weight="normal" officeooo:rsid="001fb815" officeooo:paragraph-rsid="001fb815" style:font-size-asian="10pt" style:font-weight-asian="normal" style:font-size-complex="10pt" style:font-weight-complex="normal"/>
    </style:style>
    <style:style style:name="P66" style:family="paragraph" style:parent-style-name="Table_20_Heading">
      <style:paragraph-properties fo:text-align="center" style:justify-single-word="false"/>
      <style:text-properties fo:font-size="10pt" fo:font-weight="normal" officeooo:rsid="001fb815" officeooo:paragraph-rsid="0025e9f9" style:font-size-asian="10pt" style:font-weight-asian="normal" style:font-size-complex="10pt" style:font-weight-complex="normal"/>
    </style:style>
    <style:style style:name="P67" style:family="paragraph" style:parent-style-name="Table_20_Heading">
      <style:paragraph-properties fo:text-align="center" style:justify-single-word="false"/>
      <style:text-properties fo:font-size="10pt" fo:font-weight="normal" officeooo:rsid="001fb815" officeooo:paragraph-rsid="0039f8e2" style:font-size-asian="10pt" style:font-weight-asian="normal" style:font-size-complex="10pt" style:font-weight-complex="normal"/>
    </style:style>
    <style:style style:name="P68" style:family="paragraph" style:parent-style-name="Table_20_Heading">
      <style:paragraph-properties fo:text-align="start" style:justify-single-word="false"/>
      <style:text-properties fo:font-size="10pt" fo:font-weight="normal" officeooo:rsid="001fb815" officeooo:paragraph-rsid="0025e9f9" style:font-size-asian="10pt" style:font-weight-asian="normal" style:font-size-complex="10pt" style:font-weight-complex="normal"/>
    </style:style>
    <style:style style:name="P69" style:family="paragraph" style:parent-style-name="Table_20_Heading">
      <style:paragraph-properties fo:text-align="center" style:justify-single-word="false"/>
      <style:text-properties fo:font-size="10pt" fo:font-weight="normal" officeooo:rsid="0028482f" officeooo:paragraph-rsid="0028482f" style:font-size-asian="10pt" style:font-weight-asian="normal" style:font-size-complex="10pt" style:font-weight-complex="normal"/>
    </style:style>
    <style:style style:name="P70" style:family="paragraph" style:parent-style-name="Table_20_Heading">
      <style:paragraph-properties fo:text-align="center" style:justify-single-word="false"/>
      <style:text-properties fo:font-size="10pt" fo:font-weight="normal" officeooo:rsid="0028482f" officeooo:paragraph-rsid="0039f8e2" style:font-size-asian="10pt" style:font-weight-asian="normal" style:font-size-complex="10pt" style:font-weight-complex="normal"/>
    </style:style>
    <style:style style:name="P71" style:family="paragraph" style:parent-style-name="Table_20_Heading">
      <style:paragraph-properties fo:text-align="center" style:justify-single-word="false"/>
      <style:text-properties fo:font-size="10pt" fo:font-weight="normal" officeooo:rsid="0022d648" officeooo:paragraph-rsid="0022d648" style:font-size-asian="10pt" style:font-weight-asian="normal" style:font-size-complex="10pt" style:font-weight-complex="normal"/>
    </style:style>
    <style:style style:name="P72" style:family="paragraph" style:parent-style-name="Table_20_Heading">
      <style:paragraph-properties fo:text-align="center" style:justify-single-word="false"/>
      <style:text-properties fo:font-size="10pt" fo:font-weight="normal" officeooo:rsid="0022d648" officeooo:paragraph-rsid="00273499" style:font-size-asian="10pt" style:font-weight-asian="normal" style:font-size-complex="10pt" style:font-weight-complex="normal"/>
    </style:style>
    <style:style style:name="P73" style:family="paragraph" style:parent-style-name="Table_20_Heading">
      <style:paragraph-properties fo:text-align="center" style:justify-single-word="false"/>
      <style:text-properties fo:font-size="10pt" fo:font-weight="normal" officeooo:rsid="0022d648" officeooo:paragraph-rsid="002b98b5" style:font-size-asian="10pt" style:font-weight-asian="normal" style:font-size-complex="10pt" style:font-weight-complex="normal"/>
    </style:style>
    <style:style style:name="P74" style:family="paragraph" style:parent-style-name="Table_20_Heading">
      <style:paragraph-properties fo:text-align="center" style:justify-single-word="false"/>
      <style:text-properties fo:font-size="10pt" fo:font-weight="normal" officeooo:rsid="0022d648" officeooo:paragraph-rsid="0030db1e" style:font-size-asian="10pt" style:font-weight-asian="normal" style:font-size-complex="10pt" style:font-weight-complex="normal"/>
    </style:style>
    <style:style style:name="P75" style:family="paragraph" style:parent-style-name="Table_20_Heading">
      <style:paragraph-properties fo:text-align="start" style:justify-single-word="false"/>
      <style:text-properties fo:font-size="10pt" fo:font-weight="normal" officeooo:paragraph-rsid="0025e9f9" style:font-size-asian="10pt" style:font-weight-asian="normal" style:font-size-complex="10pt" style:font-weight-complex="normal"/>
    </style:style>
    <style:style style:name="P76" style:family="paragraph" style:parent-style-name="Table_20_Heading">
      <style:paragraph-properties fo:text-align="center" style:justify-single-word="false"/>
      <style:text-properties fo:font-size="10pt" fo:font-weight="normal" officeooo:rsid="002b98b5" officeooo:paragraph-rsid="002b98b5" style:font-size-asian="10pt" style:font-weight-asian="normal" style:font-size-complex="10pt" style:font-weight-complex="normal"/>
    </style:style>
    <style:style style:name="P77" style:family="paragraph" style:parent-style-name="Table_20_Heading">
      <style:paragraph-properties fo:text-align="center" style:justify-single-word="false"/>
      <style:text-properties fo:font-size="10pt" fo:font-weight="normal" officeooo:rsid="0030db1e" officeooo:paragraph-rsid="0030db1e" style:font-size-asian="10pt" style:font-weight-asian="normal" style:font-size-complex="10pt" style:font-weight-complex="normal"/>
    </style:style>
    <style:style style:name="P78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32ca5f" style:font-size-asian="10pt" style:font-weight-asian="normal" style:font-size-complex="10pt" style:font-weight-complex="normal"/>
    </style:style>
    <style:style style:name="P79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1fb815" style:font-size-asian="10pt" style:font-weight-asian="normal" style:font-size-complex="10pt" style:font-weight-complex="normal"/>
    </style:style>
    <style:style style:name="P80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28482f" style:font-size-asian="10pt" style:font-weight-asian="normal" style:font-size-complex="10pt" style:font-weight-complex="normal"/>
    </style:style>
    <style:style style:name="P81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3656dd" style:font-size-asian="10pt" style:font-weight-asian="normal" style:font-size-complex="10pt" style:font-weight-complex="normal"/>
    </style:style>
    <style:style style:name="P82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369607" style:font-size-asian="10pt" style:font-weight-asian="normal" style:font-size-complex="10pt" style:font-weight-complex="normal"/>
    </style:style>
    <style:style style:name="P83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39f8e2" style:font-size-asian="10pt" style:font-weight-asian="normal" style:font-size-complex="10pt" style:font-weight-complex="normal"/>
    </style:style>
    <style:style style:name="P84" style:family="paragraph" style:parent-style-name="Table_20_Heading">
      <style:paragraph-properties fo:text-align="center" style:justify-single-word="false"/>
      <style:text-properties fo:font-size="10pt" fo:font-weight="normal" officeooo:rsid="0032e7e0" officeooo:paragraph-rsid="0032e7e0" style:font-size-asian="10pt" style:font-weight-asian="normal" style:font-size-complex="10pt" style:font-weight-complex="normal"/>
    </style:style>
    <style:style style:name="P85" style:family="paragraph" style:parent-style-name="Table_20_Heading">
      <style:paragraph-properties fo:text-align="center" style:justify-single-word="false"/>
      <style:text-properties fo:font-size="10pt" fo:font-weight="normal" officeooo:rsid="0034c9d8" officeooo:paragraph-rsid="0034c9d8" style:font-size-asian="10pt" style:font-weight-asian="normal" style:font-size-complex="10pt" style:font-weight-complex="normal"/>
    </style:style>
    <style:style style:name="P86" style:family="paragraph" style:parent-style-name="Table_20_Heading">
      <style:paragraph-properties fo:text-align="center" style:justify-single-word="false"/>
      <style:text-properties fo:font-size="10pt" fo:font-weight="normal" officeooo:rsid="0034c9d8" officeooo:paragraph-rsid="0039f8e2" style:font-size-asian="10pt" style:font-weight-asian="normal" style:font-size-complex="10pt" style:font-weight-complex="normal"/>
    </style:style>
    <style:style style:name="P87" style:family="paragraph" style:parent-style-name="Table_20_Heading">
      <style:paragraph-properties fo:text-align="center" style:justify-single-word="false"/>
      <style:text-properties fo:font-size="10pt" fo:font-weight="normal" officeooo:rsid="003527df" officeooo:paragraph-rsid="003527df" style:font-size-asian="10pt" style:font-weight-asian="normal" style:font-size-complex="10pt" style:font-weight-complex="normal"/>
    </style:style>
    <style:style style:name="P88" style:family="paragraph" style:parent-style-name="Table_20_Heading">
      <style:paragraph-properties fo:text-align="center" style:justify-single-word="false"/>
      <style:text-properties fo:font-size="10pt" fo:font-weight="normal" officeooo:rsid="003527df" officeooo:paragraph-rsid="0039f8e2" style:font-size-asian="10pt" style:font-weight-asian="normal" style:font-size-complex="10pt" style:font-weight-complex="normal"/>
    </style:style>
    <style:style style:name="P89" style:family="paragraph" style:parent-style-name="Table_20_Heading">
      <style:paragraph-properties fo:text-align="center" style:justify-single-word="false"/>
      <style:text-properties fo:font-size="10pt" fo:font-weight="normal" officeooo:rsid="003656dd" officeooo:paragraph-rsid="003656dd" style:font-size-asian="10pt" style:font-weight-asian="normal" style:font-size-complex="10pt" style:font-weight-complex="normal"/>
    </style:style>
    <style:style style:name="P90" style:family="paragraph" style:parent-style-name="Table_20_Heading">
      <style:paragraph-properties fo:text-align="center" style:justify-single-word="false"/>
      <style:text-properties fo:font-size="10pt" fo:font-weight="normal" officeooo:rsid="003656dd" officeooo:paragraph-rsid="0039f8e2" style:font-size-asian="10pt" style:font-weight-asian="normal" style:font-size-complex="10pt" style:font-weight-complex="normal"/>
    </style:style>
    <style:style style:name="P91" style:family="paragraph" style:parent-style-name="Table_20_Heading">
      <style:paragraph-properties fo:text-align="center" style:justify-single-word="false"/>
      <style:text-properties fo:font-size="10pt" fo:font-weight="normal" officeooo:rsid="00369607" officeooo:paragraph-rsid="00369607" style:font-size-asian="10pt" style:font-weight-asian="normal" style:font-size-complex="10pt" style:font-weight-complex="normal"/>
    </style:style>
    <style:style style:name="P92" style:family="paragraph" style:parent-style-name="Table_20_Heading">
      <style:paragraph-properties fo:text-align="center" style:justify-single-word="false"/>
      <style:text-properties fo:font-size="10pt" fo:font-weight="normal" officeooo:rsid="00369607" officeooo:paragraph-rsid="0039f8e2" style:font-size-asian="10pt" style:font-weight-asian="normal" style:font-size-complex="10pt" style:font-weight-complex="normal"/>
    </style:style>
    <style:style style:name="P93" style:family="paragraph" style:parent-style-name="Table_20_Heading">
      <style:paragraph-properties fo:text-align="center" style:justify-single-word="false"/>
      <style:text-properties fo:font-size="10pt" fo:font-weight="normal" officeooo:rsid="003aa72f" officeooo:paragraph-rsid="003aa72f" style:font-size-asian="10pt" style:font-weight-asian="normal" style:font-size-complex="10pt" style:font-weight-complex="normal"/>
    </style:style>
    <style:style style:name="P94" style:family="paragraph" style:parent-style-name="Table_20_Heading">
      <style:paragraph-properties fo:text-align="center" style:justify-single-word="false"/>
      <style:text-properties fo:font-size="10pt" fo:font-weight="normal" officeooo:rsid="003aa72f" officeooo:paragraph-rsid="003b681e" style:font-size-asian="10pt" style:font-weight-asian="normal" style:font-size-complex="10pt" style:font-weight-complex="normal"/>
    </style:style>
    <style:style style:name="P95" style:family="paragraph" style:parent-style-name="Table_20_Heading">
      <style:paragraph-properties fo:text-align="center" style:justify-single-word="false"/>
      <style:text-properties fo:font-size="10pt" fo:font-weight="normal" officeooo:rsid="003b681e" officeooo:paragraph-rsid="003b681e" style:font-size-asian="10pt" style:font-weight-asian="normal" style:font-size-complex="10pt" style:font-weight-complex="normal"/>
    </style:style>
    <style:style style:name="P96" style:family="paragraph" style:parent-style-name="Table_20_Heading">
      <style:paragraph-properties fo:text-align="center" style:justify-single-word="false"/>
      <style:text-properties fo:font-size="10pt" fo:font-weight="normal" officeooo:rsid="003b681e" officeooo:paragraph-rsid="003bb757" style:font-size-asian="10pt" style:font-weight-asian="normal" style:font-size-complex="10pt" style:font-weight-complex="normal"/>
    </style:style>
    <style:style style:name="P97" style:family="paragraph" style:parent-style-name="Table_20_Heading">
      <style:paragraph-properties fo:text-align="center" style:justify-single-word="false"/>
      <style:text-properties fo:font-size="10pt" fo:font-weight="normal" officeooo:rsid="003b681e" officeooo:paragraph-rsid="003cefaa" style:font-size-asian="10pt" style:font-weight-asian="normal" style:font-size-complex="10pt" style:font-weight-complex="normal"/>
    </style:style>
    <style:style style:name="P98" style:family="paragraph" style:parent-style-name="Table_20_Heading">
      <style:paragraph-properties fo:text-align="center" style:justify-single-word="false"/>
      <style:text-properties fo:font-size="10pt" fo:font-weight="normal" officeooo:rsid="003bb757" officeooo:paragraph-rsid="003bb757" style:font-size-asian="10pt" style:font-weight-asian="normal" style:font-size-complex="10pt" style:font-weight-complex="normal"/>
    </style:style>
    <style:style style:name="P99" style:family="paragraph" style:parent-style-name="Table_20_Heading">
      <style:paragraph-properties fo:text-align="center" style:justify-single-word="false"/>
      <style:text-properties fo:font-size="10pt" fo:font-weight="normal" officeooo:rsid="003cefaa" officeooo:paragraph-rsid="003cefaa" style:font-size-asian="10pt" style:font-weight-asian="normal" style:font-size-complex="10pt" style:font-weight-complex="normal"/>
    </style:style>
    <style:style style:name="P100" style:family="paragraph" style:parent-style-name="Table_20_Heading">
      <style:paragraph-properties fo:text-align="center" style:justify-single-word="false"/>
      <style:text-properties fo:font-size="10pt" fo:font-weight="normal" officeooo:rsid="003ef4fc" officeooo:paragraph-rsid="003ef4fc" style:font-size-asian="10pt" style:font-weight-asian="normal" style:font-size-complex="10pt" style:font-weight-complex="normal"/>
    </style:style>
    <style:style style:name="P101" style:family="paragraph" style:parent-style-name="Table_20_Heading">
      <style:paragraph-properties fo:text-align="center" style:justify-single-word="false"/>
      <style:text-properties fo:font-size="10pt" fo:font-weight="normal" officeooo:rsid="0042df5c" officeooo:paragraph-rsid="0042df5c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fo:font-weight="normal" officeooo:rsid="001fb815" officeooo:paragraph-rsid="001fb815" style:font-weight-asian="normal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fo:font-weight="normal" officeooo:rsid="001fb815" officeooo:paragraph-rsid="0039f8e2" style:font-weight-asian="normal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5" style:family="paragraph" style:parent-style-name="Table_20_Contents">
      <style:paragraph-properties fo:text-align="center" style:justify-single-word="false"/>
      <style:text-properties fo:font-weight="normal" officeooo:paragraph-rsid="0039f8e2" style:font-weight-asian="normal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fo:font-size="10pt" officeooo:paragraph-rsid="0039f8e2" style:font-size-asian="10pt" style:font-size-complex="10pt"/>
    </style:style>
    <style:style style:name="P108" style:family="paragraph" style:parent-style-name="Table_20_Contents">
      <style:paragraph-properties fo:text-align="center" style:justify-single-word="false"/>
      <style:text-properties fo:font-size="10pt" officeooo:rsid="0022d648" officeooo:paragraph-rsid="0022d648" style:font-size-asian="10pt" style:font-size-complex="10pt"/>
    </style:style>
    <style:style style:name="P109" style:family="paragraph" style:parent-style-name="Table_20_Contents">
      <style:paragraph-properties fo:text-align="center" style:justify-single-word="false"/>
      <style:text-properties fo:font-size="10pt" officeooo:rsid="0022d648" officeooo:paragraph-rsid="00273499" style:font-size-asian="10pt" style:font-size-complex="10pt"/>
    </style:style>
    <style:style style:name="P110" style:family="paragraph" style:parent-style-name="Table_20_Contents">
      <style:paragraph-properties fo:text-align="center" style:justify-single-word="false"/>
      <style:text-properties fo:font-size="10pt" officeooo:rsid="0022d648" officeooo:paragraph-rsid="002b98b5" style:font-size-asian="10pt" style:font-size-complex="10pt"/>
    </style:style>
    <style:style style:name="P111" style:family="paragraph" style:parent-style-name="Table_20_Contents">
      <style:paragraph-properties fo:text-align="center" style:justify-single-word="false"/>
      <style:text-properties fo:font-size="10pt" officeooo:rsid="0022d648" officeooo:paragraph-rsid="0030db1e" style:font-size-asian="10pt" style:font-size-complex="10pt"/>
    </style:style>
    <style:style style:name="P112" style:family="paragraph" style:parent-style-name="Table_20_Contents">
      <style:paragraph-properties fo:text-align="center" style:justify-single-word="false"/>
      <style:text-properties fo:font-size="10pt" officeooo:rsid="001f9fae" officeooo:paragraph-rsid="001f9fae" style:font-size-asian="10pt" style:font-size-complex="10pt"/>
    </style:style>
    <style:style style:name="P113" style:family="paragraph" style:parent-style-name="Table_20_Contents">
      <style:paragraph-properties fo:text-align="center" style:justify-single-word="false"/>
      <style:text-properties fo:font-size="10pt" officeooo:rsid="001f9fae" officeooo:paragraph-rsid="00273499" style:font-size-asian="10pt" style:font-size-complex="10pt"/>
    </style:style>
    <style:style style:name="P114" style:family="paragraph" style:parent-style-name="Table_20_Contents">
      <style:paragraph-properties fo:text-align="center" style:justify-single-word="false"/>
      <style:text-properties fo:font-size="10pt" officeooo:rsid="001fb815" officeooo:paragraph-rsid="001fb815" style:font-size-asian="10pt" style:font-size-complex="10pt"/>
    </style:style>
    <style:style style:name="P115" style:family="paragraph" style:parent-style-name="Table_20_Contents">
      <style:paragraph-properties fo:text-align="center" style:justify-single-word="false"/>
      <style:text-properties fo:font-size="10pt" officeooo:rsid="001fb815" officeooo:paragraph-rsid="00273499" style:font-size-asian="10pt" style:font-size-complex="10pt"/>
    </style:style>
    <style:style style:name="P116" style:family="paragraph" style:parent-style-name="Table_20_Contents">
      <style:paragraph-properties fo:text-align="center" style:justify-single-word="false"/>
      <style:text-properties fo:font-size="10pt" officeooo:rsid="002b98b5" officeooo:paragraph-rsid="002b98b5" style:font-size-asian="10pt" style:font-size-complex="10pt"/>
    </style:style>
    <style:style style:name="P117" style:family="paragraph" style:parent-style-name="Table_20_Contents">
      <style:paragraph-properties fo:text-align="center" style:justify-single-word="false"/>
      <style:text-properties fo:font-size="10pt" officeooo:rsid="0032ca5f" style:font-size-asian="10pt" style:font-size-complex="10pt"/>
    </style:style>
    <style:style style:name="P118" style:family="paragraph" style:parent-style-name="Table_20_Contents">
      <style:paragraph-properties fo:text-align="center" style:justify-single-word="false"/>
      <style:text-properties fo:font-size="10pt" officeooo:rsid="0032ca5f" officeooo:paragraph-rsid="0032ca5f" style:font-size-asian="10pt" style:font-size-complex="10pt"/>
    </style:style>
    <style:style style:name="P119" style:family="paragraph" style:parent-style-name="Table_20_Contents">
      <style:paragraph-properties fo:text-align="center" style:justify-single-word="false"/>
      <style:text-properties fo:font-size="10pt" officeooo:rsid="0032ca5f" officeooo:paragraph-rsid="0039f8e2" style:font-size-asian="10pt" style:font-size-complex="10pt"/>
    </style:style>
    <style:style style:name="P120" style:family="paragraph" style:parent-style-name="Table_20_Contents">
      <style:paragraph-properties fo:text-align="center" style:justify-single-word="false"/>
      <style:text-properties fo:font-size="10pt" fo:font-weight="normal" officeooo:paragraph-rsid="0025e9f9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fo:font-size="10pt" fo:font-weight="normal" officeooo:rsid="001fb815" officeooo:paragraph-rsid="0025e9f9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text-align="start" style:justify-single-word="false"/>
      <style:text-properties fo:font-size="10pt" fo:font-weight="normal" officeooo:paragraph-rsid="0025e9f9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0db1e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2e7e0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4c9d8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527df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9f8e2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fo:font-size="10pt" fo:font-weight="normal" officeooo:rsid="003ef4fc" officeooo:paragraph-rsid="003ef4fc" style:font-size-asian="10pt" style:font-weight-asian="normal" style:font-size-complex="10pt" style:font-weight-complex="normal"/>
    </style:style>
    <style:style style:name="P129" style:family="paragraph" style:parent-style-name="Text_20_body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f9fae" officeooo:paragraph-rsid="001f9fae" style:font-weight-asian="bold" style:font-weight-complex="bold"/>
    </style:style>
    <style:style style:name="P130" style:family="paragraph" style:parent-style-name="Text_20_body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f9fae" officeooo:paragraph-rsid="00273499" style:font-weight-asian="bold" style:font-weight-complex="bold"/>
    </style:style>
    <style:style style:name="P131" style:family="paragraph" style:parent-style-name="Text_20_body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dba00" officeooo:paragraph-rsid="0025e9f9" style:font-weight-asian="bold" style:font-weight-complex="bold"/>
    </style:style>
    <style:style style:name="P132" style:family="paragraph" style:parent-style-name="Text_20_body">
      <style:paragraph-properties fo:text-align="start" style:justify-single-word="false" fo:break-before="page"/>
      <style:text-properties officeooo:paragraph-rsid="001dba00"/>
    </style:style>
    <style:style style:name="P133" style:family="paragraph" style:parent-style-name="Heading_20_1">
      <style:paragraph-properties fo:text-align="center" style:justify-single-word="false"/>
    </style:style>
    <style:style style:name="P134" style:family="paragraph" style:parent-style-name="Heading_20_1" style:master-page-name="Right_20_Page">
      <style:paragraph-properties fo:text-align="center" style:justify-single-word="false" style:page-number="auto"/>
    </style:style>
    <style:style style:name="P135" style:family="paragraph" style:parent-style-name="Heading_20_1">
      <style:paragraph-properties fo:text-align="center" style:justify-single-word="false" fo:break-before="page"/>
    </style:style>
    <style:style style:name="P136" style:family="paragraph" style:parent-style-name="Heading_20_1">
      <style:paragraph-properties fo:text-align="center" style:justify-single-word="false" fo:break-before="page"/>
      <style:text-properties officeooo:rsid="001dba00" officeooo:paragraph-rsid="001dba00"/>
    </style:style>
    <style:style style:name="P137" style:family="paragraph" style:parent-style-name="Table_20_Heading">
      <style:paragraph-properties fo:text-align="center" style:justify-single-word="false"/>
      <style:text-properties officeooo:rsid="004454fe" officeooo:paragraph-rsid="004454fe"/>
    </style:style>
    <style:style style:name="P138" style:family="paragraph" style:parent-style-name="Table_20_Heading">
      <style:paragraph-properties fo:text-align="center" style:justify-single-word="false"/>
      <style:text-properties fo:font-size="10pt" fo:font-weight="normal" officeooo:rsid="00448889" officeooo:paragraph-rsid="00448889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text-align="center" style:justify-single-word="false"/>
      <style:text-properties fo:font-size="10pt" fo:font-weight="normal" officeooo:rsid="004454fe" officeooo:paragraph-rsid="004454fe" style:font-size-asian="10pt" style:font-weight-asian="normal" style:font-size-complex="10pt" style:font-weight-complex="normal"/>
    </style:style>
    <style:style style:name="P140" style:family="paragraph" style:parent-style-name="Text_20_body" style:list-style-name="L1">
      <style:paragraph-properties fo:margin-left="0in" fo:margin-right="0in" fo:text-indent="0in" style:auto-text-indent="false"/>
      <style:text-properties style:font-name="Arial" fo:font-size="10pt" style:font-size-asian="10pt" style:font-size-complex="10pt"/>
    </style:style>
    <style:style style:name="P141" style:family="paragraph" style:parent-style-name="Text_20_body" style:list-style-name="L1">
      <style:paragraph-properties fo:margin-left="0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142" style:family="paragraph" style:parent-style-name="Text_20_body" style:list-style-name="L1">
      <style:paragraph-properties fo:margin-left="0in" fo:margin-right="0in" fo:text-indent="0in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43" style:family="paragraph" style:parent-style-name="Text_20_body" style:list-style-name="L1">
      <style:paragraph-properties fo:margin-left="0in" fo:margin-right="0in" fo:text-indent="0in" style:auto-text-indent="false"/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8c66f" style:font-size-asian="18pt" style:font-size-complex="18pt"/>
    </style:style>
    <style:style style:name="T3" style:family="text">
      <style:text-properties fo:font-size="18pt" officeooo:rsid="002a4304" style:font-size-asian="18pt" style:font-size-complex="18pt"/>
    </style:style>
    <style:style style:name="T4" style:family="text">
      <style:text-properties officeooo:rsid="001c7598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1c7598" style:font-weight-asian="normal" style:font-weight-complex="normal"/>
    </style:style>
    <style:style style:name="T7" style:family="text">
      <style:text-properties officeooo:rsid="00222220"/>
    </style:style>
    <style:style style:name="T8" style:family="text">
      <style:text-properties officeooo:rsid="0022d648"/>
    </style:style>
    <style:style style:name="T9" style:family="text">
      <style:text-properties officeooo:rsid="0023c142"/>
    </style:style>
    <style:style style:name="T10" style:family="text">
      <style:text-properties officeooo:rsid="002547a2"/>
    </style:style>
    <style:style style:name="T11" style:family="text">
      <style:text-properties fo:font-weight="bold" officeooo:rsid="0022d648" style:font-weight-asian="bold" style:font-weight-complex="bold"/>
    </style:style>
    <style:style style:name="T12" style:family="text">
      <style:text-properties officeooo:rsid="0025e9f9"/>
    </style:style>
    <style:style style:name="T13" style:family="text">
      <style:text-properties officeooo:rsid="00273499"/>
    </style:style>
    <style:style style:name="T14" style:family="text">
      <style:text-properties officeooo:rsid="0027d54a"/>
    </style:style>
    <style:style style:name="T15" style:family="text">
      <style:text-properties officeooo:rsid="002b98b5"/>
    </style:style>
    <style:style style:name="T16" style:family="text">
      <style:text-properties officeooo:rsid="002bcd64"/>
    </style:style>
    <style:style style:name="T17" style:family="text">
      <style:text-properties officeooo:rsid="002d38e9"/>
    </style:style>
    <style:style style:name="T18" style:family="text">
      <style:text-properties officeooo:rsid="0030db1e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b98b5" style:font-weight-asian="normal" style:font-weight-complex="normal"/>
    </style:style>
    <style:style style:name="T21" style:family="text">
      <style:text-properties fo:font-weight="normal" officeooo:rsid="0030db1e" style:font-weight-asian="normal" style:font-weight-complex="normal"/>
    </style:style>
    <style:style style:name="T22" style:family="text">
      <style:text-properties officeooo:rsid="0032ca5f"/>
    </style:style>
    <style:style style:name="T23" style:family="text">
      <style:text-properties officeooo:rsid="003527df"/>
    </style:style>
    <style:style style:name="T24" style:family="text">
      <style:text-properties officeooo:rsid="003656dd"/>
    </style:style>
    <style:style style:name="T25" style:family="text">
      <style:text-properties officeooo:rsid="00369607"/>
    </style:style>
    <style:style style:name="T26" style:family="text">
      <style:text-properties officeooo:rsid="003839bd"/>
    </style:style>
    <style:style style:name="T27" style:family="text">
      <style:text-properties officeooo:rsid="0039f8e2"/>
    </style:style>
    <style:style style:name="T28" style:family="text">
      <style:text-properties officeooo:rsid="003aa72f"/>
    </style:style>
    <style:style style:name="T29" style:family="text">
      <style:text-properties officeooo:rsid="0040c648"/>
    </style:style>
    <style:style style:name="T30" style:family="text">
      <style:text-properties officeooo:rsid="0042df5c"/>
    </style:style>
    <style:style style:name="T31" style:family="text">
      <style:text-properties officeooo:rsid="004454fe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4" text:outline-level="1"/>
      <text:h text:style-name="P133" text:outline-level="1"/>
      <text:h text:style-name="P133" text:outline-level="1"/>
      <text:h text:style-name="P133" text:outline-level="1"/>
      <text:h text:style-name="P133" text:outline-level="1"/>
      <text:h text:style-name="P133" text:outline-level="1"/>
      <text:h text:style-name="P133" text:outline-level="1"/>
      <text:h text:style-name="P133" text:outline-level="1"><text:span text:style-name="T2">RV</text:span><text:span text:style-name="T3">MASTER</text:span><text:span text:style-name="T2">LOG</text:span><text:span text:style-name="T1">.EXE </text:span><text:line-break/><text:span text:style-name="T1">SOFTWARE DESIGN SPEC</text:span></text:h>
      <text:p text:style-name="P4"><text:user-defined style:data-style-name="N0" text:name="Version">1.0.0</text:user-defined></text:p>
      <text:p text:style-name="P4"><text:modification-date style:data-style-name="N75">8 Apr 2017</text:modification-date></text:p>
      <text:p text:style-name="P4"/>
      <text:h text:style-name="P135" text:outline-level="1">General Requirements</text:h>
      <text:p text:style-name="P3"/>
      <text:list xml:id="list7977608687313553141" text:style-name="L1">
        <text:list-item>
          <text:p text:style-name="P140">Within this document, the following terms shall be used to mean:</text:p>
        </text:list-item>
        <text:list-item>
          <text:p text:style-name="P140">The term “program” shall refer to the <text:span text:style-name="T4">RVTotalLog</text:span>.EXE program described in this document.</text:p>
        </text:list-item>
        <text:list-item>
          <text:p text:style-name="P142">The program shall use a standard windows interface (GUI).</text:p>
        </text:list-item>
        <text:list-item>
          <text:p text:style-name="P140">The program shall provide a detailed Help file.</text:p>
        </text:list-item>
        <text:list-item>
          <text:p text:style-name="P140">The program shall provide Context Sensitive Help.</text:p>
        </text:list-item>
        <text:list-item>
          <text:p text:style-name="P140"><text:span text:style-name="T5">The program shall provide the capability to Read, Save and Edit </text:span><text:span text:style-name="T6">all</text:span><text:span text:style-name="T5"> data </text:span><text:span text:style-name="T6">tables</text:span><text:span text:style-name="T5">.</text:span></text:p>
        </text:list-item>
        <text:list-item>
          <text:p text:style-name="P142">The program shall maintain all program configuration data in a standard Windows .INI file.</text:p>
        </text:list-item>
        <text:list-item>
          <text:p text:style-name="P142">The program shall automatically load configuration data on startup;</text:p>
        </text:list-item>
        <text:list-item>
          <text:p text:style-name="P142">The program shall automatically save configuration data on shutdown;</text:p>
        </text:list-item>
        <text:list-item>
          <text:p text:style-name="P141">The program shall provide the capability to print formatted <text:span text:style-name="T4">reports</text:span>.</text:p>
        </text:list-item>
        <text:list-item>
          <text:p text:style-name="P141">The program shall make maximum use of “Hot Keys”;</text:p>
        </text:list-item>
        <text:list-item>
          <text:p text:style-name="P143">The program shall provide the capability for User Registration with Nag screen;</text:p>
        </text:list-item>
      </text:list>
      <text:h text:style-name="P136" text:outline-level="1"><text:span text:style-name="T27">APPLICATION</text:span> <text:span text:style-name="T29">DATABASE</text:span></text:h>
      <text:p text:style-name="P10"><text:span text:style-name="T31">PROPERTIES</text:span> TABLE</text:p>
      <text:p text:style-name="P10"/>
      <text:p text:style-name="P22">Primary Key: <text:span text:style-name="T27">PropertyName</text:span></text:p>
      <text:p text:style-name="P22">Foreign Keys: <text:span text:style-name="T27">N/A</text:span></text:p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        <text:p text:style-name="P46">Field</text:p>
            </table:table-cell>
            <table:table-cell table:style-name="Table4.A1" office:value-type="string">
              <text:p text:style-name="P31">Name</text:p>
            </table:table-cell>
            <table:table-cell table:style-name="Table4.A1" office:value-type="string">
              <text:p text:style-name="P31">Type</text:p>
            </table:table-cell>
            <table:table-cell table:style-name="Table4.A1" office:value-type="string">
              <text:p text:style-name="P31">Length</text:p>
            </table:table-cell>
            <table:table-cell table:style-name="Table4.A1" office:value-type="string">
              <text:p text:style-name="P46">Format</text:p>
            </table:table-cell>
            <table:table-cell table:style-name="Table4.F1" office:value-type="string">
              <text:p text:style-name="P137">Properties</text:p>
            </table:table-cell>
          </table:table-row>
        </table:table-header-rows>
        <table:table-row>
          <table:table-cell table:style-name="Table4.A2" office:value-type="string">
            <text:p text:style-name="P93">1</text:p>
          </table:table-cell>
          <table:table-cell table:style-name="Table4.A2" office:value-type="string">
            <text:p text:style-name="P93">SetupFileName</text:p>
          </table:table-cell>
          <table:table-cell table:style-name="Table4.A2" office:value-type="string">
            <text:p text:style-name="P93">String</text:p>
          </table:table-cell>
          <table:table-cell table:style-name="Table4.A2" office:value-type="string">
            <text:p text:style-name="P93">255</text:p>
          </table:table-cell>
          <table:table-cell table:style-name="Table4.A2" office:value-type="string">
            <text:p text:style-name="P93">ValidFileName</text:p>
          </table:table-cell>
          <table:table-cell table:style-name="Table4.F2" office:value-type="string">
            <text:p text:style-name="P139"/>
          </table:table-cell>
        </table:table-row>
        <table:table-row>
          <table:table-cell table:style-name="Table4.A2" office:value-type="string">
            <text:p text:style-name="P95">2</text:p>
          </table:table-cell>
          <table:table-cell table:style-name="Table4.A2" office:value-type="string">
            <text:p text:style-name="P95">RVMPath</text:p>
          </table:table-cell>
          <table:table-cell table:style-name="Table4.A2" office:value-type="string">
            <text:p text:style-name="P94">String</text:p>
          </table:table-cell>
          <table:table-cell table:style-name="Table4.A2" office:value-type="string">
            <text:p text:style-name="P95">255</text:p>
          </table:table-cell>
          <table:table-cell table:style-name="Table4.A2" office:value-type="string">
            <text:p text:style-name="P95">ValidPathName</text:p>
          </table:table-cell>
          <table:table-cell table:style-name="Table4.F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98">3</text:p>
          </table:table-cell>
          <table:table-cell table:style-name="Table4.A2" office:value-type="string">
            <text:p text:style-name="P98">RVMDataPath</text:p>
          </table:table-cell>
          <table:table-cell table:style-name="Table4.A2" office:value-type="string">
            <text:p text:style-name="P98">String</text:p>
          </table:table-cell>
          <table:table-cell table:style-name="Table4.A2" office:value-type="string">
            <text:p text:style-name="P98">255</text:p>
          </table:table-cell>
          <table:table-cell table:style-name="Table4.A2" office:value-type="string">
            <text:p text:style-name="P96">ValidPathName</text:p>
          </table:table-cell>
          <table:table-cell table:style-name="Table4.F2" office:value-type="string">
            <text:p text:style-name="P83"/>
          </table:table-cell>
        </table:table-row>
        <table:table-row>
          <table:table-cell table:style-name="Table4.A2" office:value-type="string">
            <text:p text:style-name="P99">4</text:p>
          </table:table-cell>
          <table:table-cell table:style-name="Table4.A2" office:value-type="string">
            <text:p text:style-name="P99">RVMLogsPath</text:p>
          </table:table-cell>
          <table:table-cell table:style-name="Table4.A2" office:value-type="string">
            <text:p text:style-name="P99">String</text:p>
          </table:table-cell>
          <table:table-cell table:style-name="Table4.A2" office:value-type="string">
            <text:p text:style-name="P99">255</text:p>
          </table:table-cell>
          <table:table-cell table:style-name="Table4.A2" office:value-type="string">
            <text:p text:style-name="P97">ValidPathName</text:p>
          </table:table-cell>
          <table:table-cell table:style-name="Table4.F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00">5</text:p>
          </table:table-cell>
          <table:table-cell table:style-name="Table4.A2" office:value-type="string">
            <text:p text:style-name="P100">UseLastLog</text:p>
          </table:table-cell>
          <table:table-cell table:style-name="Table4.A2" office:value-type="string">
            <text:p text:style-name="P138">Boolean</text:p>
          </table:table-cell>
          <table:table-cell table:style-name="Table4.A2" office:value-type="string">
            <text:p text:style-name="P101">10</text:p>
          </table:table-cell>
          <table:table-cell table:style-name="Table4.A2" office:value-type="string">
            <text:p text:style-name="P101">[True, False]</text:p>
          </table:table-cell>
          <table:table-cell table:style-name="Table4.F2" office:value-type="string">
            <text:p text:style-name="P128">Default T<text:span text:style-name="T30">rue</text:span></text:p>
          </table:table-cell>
        </table:table-row>
        <table:table-row>
          <table:table-cell table:style-name="Table4.A2" office:value-type="string">
            <text:p text:style-name="P88"/>
          </table:table-cell>
          <table:table-cell table:style-name="Table4.A2" office:value-type="string">
            <text:p text:style-name="P88"/>
          </table:table-cell>
          <table:table-cell table:style-name="Table4.A2" office:value-type="string">
            <text:p text:style-name="P88"/>
          </table:table-cell>
          <table:table-cell table:style-name="Table4.A2" office:value-type="string">
            <text:p text:style-name="P88"/>
          </table:table-cell>
          <table:table-cell table:style-name="Table4.A2" office:value-type="string">
            <text:p text:style-name="P88"/>
          </table:table-cell>
          <table:table-cell table:style-name="Table4.F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57"/>
          </table:table-cell>
          <table:table-cell table:style-name="Table4.F2" office:value-type="string">
            <text:p text:style-name="P83"/>
          </table:table-cell>
        </table:table-row>
        <table:table-row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57"/>
          </table:table-cell>
          <table:table-cell table:style-name="Table4.F2" office:value-type="string">
            <text:p text:style-name="P83"/>
          </table:table-cell>
        </table:table-row>
        <table:table-row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92"/>
          </table:table-cell>
          <table:table-cell table:style-name="Table4.A2" office:value-type="string">
            <text:p text:style-name="P92"/>
          </table:table-cell>
          <table:table-cell table:style-name="Table4.A2" office:value-type="string">
            <text:p text:style-name="P92"/>
          </table:table-cell>
          <table:table-cell table:style-name="Table4.A2" office:value-type="string">
            <text:p text:style-name="P92"/>
          </table:table-cell>
          <table:table-cell table:style-name="Table4.F2" office:value-type="string">
            <text:p text:style-name="P83"/>
          </table:table-cell>
        </table:table-row>
        <table:table-row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70"/>
          </table:table-cell>
          <table:table-cell table:style-name="Table4.F2" office:value-type="string">
            <text:p text:style-name="P83"/>
          </table:table-cell>
        </table:table-row>
        <table:table-row>
          <table:table-cell table:style-name="Table4.A2" office:value-type="string">
            <text:p text:style-name="P83"/>
          </table:table-cell>
          <table:table-cell table:style-name="Table4.A2" office:value-type="string">
            <text:p text:style-name="P67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57"/>
          </table:table-cell>
          <table:table-cell table:style-name="Table4.F2" office:value-type="string">
            <text:p text:style-name="P83"/>
          </table:table-cell>
        </table:table-row>
        <table:table-row>
          <table:table-cell table:style-name="Table4.A2" office:value-type="string">
            <text:p text:style-name="P119"/>
          </table:table-cell>
          <table:table-cell table:style-name="Table4.A2" office:value-type="string">
            <text:p text:style-name="P107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107"/>
          </table:table-cell>
          <table:table-cell table:style-name="Table4.A2" office:value-type="string">
            <text:p text:style-name="P107"/>
          </table:table-cell>
          <table:table-cell table:style-name="Table4.F2" office:value-type="string">
            <text:p text:style-name="P119"/>
          </table:table-cell>
        </table:table-row>
        <table:table-row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0"/>
          </table:table-cell>
          <table:table-cell table:style-name="Table4.F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F2" office:value-type="string">
            <text:p text:style-name="P105"/>
          </table:table-cell>
        </table:table-row>
        <table:table-row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F2" office:value-type="string">
            <text:p text:style-name="P105"/>
          </table:table-cell>
        </table:table-row>
        <table:table-row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F2" office:value-type="string">
            <text:p text:style-name="P105"/>
          </table:table-cell>
        </table:table-row>
        <table:table-row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F2" office:value-type="string">
            <text:p text:style-name="P105"/>
          </table:table-cell>
        </table:table-row>
      </table:table>
      <text:p text:style-name="P7"/>
      <text:p text:style-name="P14"/>
      <text:p text:style-name="P132"/>
      <text:p text:style-name="P8">RV TABLE</text:p>
      <text:p text:style-name="P8"/>
      <text:p text:style-name="P19">Primary Key: RV Name</text:p>
      <text:p text:style-name="P19">Foreign Keys: RV Type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44">Field</text:p>
            </table:table-cell>
            <table:table-cell table:style-name="Table1.A1" office:value-type="string">
              <text:p text:style-name="P29">Name</text:p>
            </table:table-cell>
            <table:table-cell table:style-name="Table1.A1" office:value-type="string">
              <text:p text:style-name="P29">Type</text:p>
            </table:table-cell>
            <table:table-cell table:style-name="Table1.A1" office:value-type="string">
              <text:p text:style-name="P29">Length</text:p>
            </table:table-cell>
            <table:table-cell table:style-name="Table1.A1" office:value-type="string">
              <text:p text:style-name="P44">Format</text:p>
            </table:table-cell>
            <table:table-cell table:style-name="Table1.F1" office:value-type="string">
              <text:p text:style-name="P29">Description</text:p>
            </table:table-cell>
          </table:table-row>
        </table:table-header-rows>
        <table:table-row>
          <table:table-cell table:style-name="Table1.A2" office:value-type="string">
            <text:p text:style-name="P77">1</text:p>
          </table:table-cell>
          <table:table-cell table:style-name="Table1.A2" office:value-type="string">
            <text:p text:style-name="P77">RVID</text:p>
          </table:table-cell>
          <table:table-cell table:style-name="Table1.A2" office:value-type="string">
            <text:p text:style-name="P77">String</text:p>
          </table:table-cell>
          <table:table-cell table:style-name="Table1.A2" office:value-type="string">
            <text:p text:style-name="P77">3</text:p>
          </table:table-cell>
          <table:table-cell table:style-name="Table1.A2" office:value-type="string">
            <text:p text:style-name="P77">001...999</text:p>
            <text:p text:style-name="P74">Requires leading zero<text:span text:style-name="T22">s</text:span></text:p>
          </table:table-cell>
          <table:table-cell table:style-name="Table1.F2" office:value-type="string">
            <text:p text:style-name="P111"><text:span text:style-name="T21">[</text:span><text:span text:style-name="T19">User Definable, </text:span><text:span text:style-name="T20"><text:s/></text:span><text:span text:style-name="T21">Mandatory]</text:span></text:p>
          </table:table-cell>
        </table:table-row>
        <table:table-row>
          <table:table-cell table:style-name="Table1.A2" office:value-type="string">
            <text:p text:style-name="P78">2</text:p>
          </table:table-cell>
          <table:table-cell table:style-name="Table1.A2" office:value-type="string">
            <text:p text:style-name="P59">RV Name</text:p>
          </table:table-cell>
          <table:table-cell table:style-name="Table1.A2" office:value-type="string">
            <text:p text:style-name="P61">String</text:p>
          </table:table-cell>
          <table:table-cell table:style-name="Table1.A2" office:value-type="string">
            <text:p text:style-name="P50">30</text:p>
          </table:table-cell>
          <table:table-cell table:style-name="Table1.A2" office:value-type="string">
            <text:p text:style-name="P50">[A..Z, a..z, 0..9, &lt;Sp&gt;<text:span text:style-name="T7">]</text:span></text:p>
          </table:table-cell>
          <table:table-cell table:style-name="Table1.F2" office:value-type="string">
            <text:p text:style-name="P123"><text:span text:style-name="T18">[</text:span>User Definable, <text:span text:style-name="T18">Mandatory] </text:span></text:p>
          </table:table-cell>
        </table:table-row>
        <table:table-row>
          <table:table-cell table:style-name="Table1.A2" office:value-type="string">
            <text:p text:style-name="P78">3</text:p>
          </table:table-cell>
          <table:table-cell table:style-name="Table1.A2" office:value-type="string">
            <text:p text:style-name="P59">RV Type</text:p>
          </table:table-cell>
          <table:table-cell table:style-name="Table1.A2" office:value-type="string">
            <text:p text:style-name="P78">String</text:p>
          </table:table-cell>
          <table:table-cell table:style-name="Table1.A2" office:value-type="string">
            <text:p text:style-name="P78">2</text:p>
          </table:table-cell>
          <table:table-cell table:style-name="Table1.A2" office:value-type="string">
            <text:p text:style-name="P78">01-99</text:p>
          </table:table-cell>
          <table:table-cell table:style-name="Table1.F2" office:value-type="string">
            <text:p text:style-name="P50"><text:span text:style-name="T18">FK </text:span>in the RV Type table</text:p>
            <text:p text:style-name="P78">[Mandatory]</text:p>
          </table:table-cell>
        </table:table-row>
        <table:table-row>
          <table:table-cell table:style-name="Table1.A2" office:value-type="string">
            <text:p text:style-name="P84">4</text:p>
          </table:table-cell>
          <table:table-cell table:style-name="Table1.A2" office:value-type="string">
            <text:p text:style-name="P84">RV Model</text:p>
          </table:table-cell>
          <table:table-cell table:style-name="Table1.A2" office:value-type="string">
            <text:p text:style-name="P84">String</text:p>
          </table:table-cell>
          <table:table-cell table:style-name="Table1.A2" office:value-type="string">
            <text:p text:style-name="P84">30</text:p>
          </table:table-cell>
          <table:table-cell table:style-name="Table1.A2" office:value-type="string">
            <text:p text:style-name="P54">[A..Z, a..z, 0..9, &lt;Sp&gt;<text:span text:style-name="T7">]</text:span></text:p>
          </table:table-cell>
          <table:table-cell table:style-name="Table1.F2" office:value-type="string">
            <text:p text:style-name="P124"><text:span text:style-name="T18">[</text:span>User Definable, <text:span text:style-name="T18">Mandatory] </text:span></text:p>
          </table:table-cell>
        </table:table-row>
        <table:table-row>
          <table:table-cell table:style-name="Table1.A2" office:value-type="string">
            <text:p text:style-name="P85">5</text:p>
          </table:table-cell>
          <table:table-cell table:style-name="Table1.A2" office:value-type="string">
            <text:p text:style-name="P85">Date of Purchase</text:p>
          </table:table-cell>
          <table:table-cell table:style-name="Table1.A2" office:value-type="string">
            <text:p text:style-name="P85">String</text:p>
          </table:table-cell>
          <table:table-cell table:style-name="Table1.A2" office:value-type="string">
            <text:p text:style-name="P85">11</text:p>
          </table:table-cell>
          <table:table-cell table:style-name="Table1.A2" office:value-type="string">
            <text:p text:style-name="P85">[dd&lt;sp&gt;Mmm&lt;yyyy&gt;</text:p>
          </table:table-cell>
          <table:table-cell table:style-name="Table1.F2" office:value-type="string">
            <text:p text:style-name="P125"><text:span text:style-name="T18">[</text:span>User Definable, <text:span text:style-name="T18">Mandatory] </text:span></text:p>
          </table:table-cell>
        </table:table-row>
        <table:table-row>
          <table:table-cell table:style-name="Table1.A2" office:value-type="string">
            <text:p text:style-name="P87">6</text:p>
          </table:table-cell>
          <table:table-cell table:style-name="Table1.A2" office:value-type="string">
            <text:p text:style-name="P87">Purchase Price</text:p>
          </table:table-cell>
          <table:table-cell table:style-name="Table1.A2" office:value-type="string">
            <text:p text:style-name="P87">String</text:p>
          </table:table-cell>
          <table:table-cell table:style-name="Table1.A2" office:value-type="string">
            <text:p text:style-name="P87">10</text:p>
          </table:table-cell>
          <table:table-cell table:style-name="Table1.A2" office:value-type="string">
            <text:p text:style-name="P87">[999,999.99]</text:p>
          </table:table-cell>
          <table:table-cell table:style-name="Table1.F2" office:value-type="string">
            <text:p text:style-name="P126"><text:span text:style-name="T18">[</text:span>User Definable, <text:span text:style-name="T23">Optional] </text:span></text:p>
          </table:table-cell>
        </table:table-row>
        <table:table-row>
          <table:table-cell table:style-name="Table1.A2" office:value-type="string">
            <text:p text:style-name="P89">7</text:p>
          </table:table-cell>
          <table:table-cell table:style-name="Table1.A2" office:value-type="string">
            <text:p text:style-name="P89">Manufacturer</text:p>
          </table:table-cell>
          <table:table-cell table:style-name="Table1.A2" office:value-type="string">
            <text:p text:style-name="P89">String</text:p>
          </table:table-cell>
          <table:table-cell table:style-name="Table1.A2" office:value-type="string">
            <text:p text:style-name="P89">30</text:p>
          </table:table-cell>
          <table:table-cell table:style-name="Table1.A2" office:value-type="string">
            <text:p text:style-name="P55">[A..Z, a..z, 0..9, &lt;Sp&gt;<text:span text:style-name="T7">]</text:span></text:p>
          </table:table-cell>
          <table:table-cell table:style-name="Table1.F2" office:value-type="string">
            <text:p text:style-name="P55"><text:span text:style-name="T18">FK </text:span>in the <text:span text:style-name="T24">Manufacturer</text:span> table</text:p>
            <text:p text:style-name="P81">[Mandatory]</text:p>
          </table:table-cell>
        </table:table-row>
        <table:table-row>
          <table:table-cell table:style-name="Table1.A2" office:value-type="string">
            <text:p text:style-name="P89">8</text:p>
          </table:table-cell>
          <table:table-cell table:style-name="Table1.A2" office:value-type="string">
            <text:p text:style-name="P89">Dealer</text:p>
          </table:table-cell>
          <table:table-cell table:style-name="Table1.A2" office:value-type="string">
            <text:p text:style-name="P89">String</text:p>
          </table:table-cell>
          <table:table-cell table:style-name="Table1.A2" office:value-type="string">
            <text:p text:style-name="P89">30</text:p>
          </table:table-cell>
          <table:table-cell table:style-name="Table1.A2" office:value-type="string">
            <text:p text:style-name="P55">[A..Z, a..z, 0..9, &lt;Sp&gt;<text:span text:style-name="T7">]</text:span></text:p>
          </table:table-cell>
          <table:table-cell table:style-name="Table1.F2" office:value-type="string">
            <text:p text:style-name="P55"><text:span text:style-name="T18">FK </text:span>in the <text:span text:style-name="T24">Manufacturer</text:span> table</text:p>
            <text:p text:style-name="P81">[Mandatory]</text:p>
          </table:table-cell>
        </table:table-row>
        <table:table-row>
          <table:table-cell table:style-name="Table1.A2" office:value-type="string">
            <text:p text:style-name="P85">5</text:p>
          </table:table-cell>
          <table:table-cell table:style-name="Table1.A2" office:value-type="string">
            <text:p text:style-name="P91">Features</text:p>
          </table:table-cell>
          <table:table-cell table:style-name="Table1.A2" office:value-type="string">
            <text:p text:style-name="P91">String</text:p>
          </table:table-cell>
          <table:table-cell table:style-name="Table1.A2" office:value-type="string">
            <text:p text:style-name="P91">99</text:p>
          </table:table-cell>
          <table:table-cell table:style-name="Table1.A2" office:value-type="string">
            <text:p text:style-name="P91">01-99</text:p>
          </table:table-cell>
          <table:table-cell table:style-name="Table1.F2" office:value-type="string">
            <text:p text:style-name="P56"><text:span text:style-name="T18">FK </text:span>in the <text:span text:style-name="T25">Featurers</text:span> table</text:p>
            <text:p text:style-name="P82">[Mandatory]</text:p>
          </table:table-cell>
        </table:table-row>
        <table:table-row>
          <table:table-cell table:style-name="Table1.A2" office:value-type="string">
            <text:p text:style-name="P85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9"/>
          </table:table-cell>
          <table:table-cell table:style-name="Table1.F2" office:value-type="string">
            <text:p text:style-name="P80"/>
          </table:table-cell>
        </table:table-row>
        <table:table-row>
          <table:table-cell table:style-name="Table1.A2" office:value-type="string">
            <text:p text:style-name="P78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50"/>
          </table:table-cell>
          <table:table-cell table:style-name="Table1.F2" office:value-type="string">
            <text:p text:style-name="P79"/>
          </table:table-cell>
        </table:table-row>
        <table:table-row>
          <table:table-cell table:style-name="Table1.A2" office:value-type="string">
            <text:p text:style-name="P118"/>
          </table:table-cell>
          <table:table-cell table:style-name="Table1.A2" office:value-type="string">
            <text:p text:style-name="P106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106"/>
          </table:table-cell>
          <table:table-cell table:style-name="Table1.A2" office:value-type="string">
            <text:p text:style-name="P106"/>
          </table:table-cell>
          <table:table-cell table:style-name="Table1.F2" office:value-type="string">
            <text:p text:style-name="P117"/>
          </table:table-cell>
        </table:table-row>
        <table:table-row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F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F2" office:value-type="string">
            <text:p text:style-name="P104"/>
          </table:table-cell>
        </table:table-row>
        <table:table-row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F2" office:value-type="string">
            <text:p text:style-name="P104"/>
          </table:table-cell>
        </table:table-row>
        <table:table-row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F2" office:value-type="string">
            <text:p text:style-name="P104"/>
          </table:table-cell>
        </table:table-row>
        <table:table-row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104"/>
          </table:table-cell>
          <table:table-cell table:style-name="Table1.F2" office:value-type="string">
            <text:p text:style-name="P104"/>
          </table:table-cell>
        </table:table-row>
      </table:table>
      <text:p text:style-name="P5"/>
      <text:p text:style-name="P11"/>
      <text:p text:style-name="P129"><text:span text:style-name="T13">DEFAULT </text:span>RV TYPE TABLE</text:p>
      <text:p text:style-name="P15"/>
      <text:p text:style-name="P17">The <text:span text:style-name="T10">Default </text:span>RV Type table <text:span text:style-name="T8">contains </text:span>a list of all RV types <text:span text:style-name="T16">available to</text:span> the user. <text:span text:style-name="T10">The user makes a copy of this table for each Log created, and </text:span>can add, edit <text:span text:style-name="T16">and Activate/Deactivate</text:span> entries <text:span text:style-name="T16">11 to 28. The default table contains 11 default entries that must remain active.</text:span></text:p>
      <text:p text:style-name="P23">The first ten (1..10) default to <text:span text:style-name="T8">[Travel Trailer, Fifth Wheel, Class A Motorhome, Class B Motorhome, Class C Motorhome, </text:span>Toy Hauler, Truck Camper, Bus Conversion, Tent Trailer, Tent] <text:span text:style-name="T17">and 29 defaults to [Other].</text:span></text:p>
      <text:p text:style-name="P25">Entries 1<text:span text:style-name="T17">1</text:span>..<text:span text:style-name="T17">98</text:span> are user definable.</text:p>
      <text:p text:style-name="P19">Primary Key: Field: <text:span text:style-name="T11">ID</text:span></text:p>
      <table:table table:name="RVType" table:style-name="RVType">
        <table:table-column table:style-name="RVType.A"/>
        <table:table-column table:style-name="RVType.B"/>
        <table:table-column table:style-name="RVType.C"/>
        <table:table-column table:style-name="RVType.D"/>
        <table:table-column table:style-name="RVType.E"/>
        <table:table-column table:style-name="RVType.F"/>
        <table:table-header-rows>
          <table:table-row>
            <table:table-cell table:style-name="RVType.A1" office:value-type="string">
              <text:p text:style-name="P43">Field</text:p>
            </table:table-cell>
            <table:table-cell table:style-name="RVType.A1" office:value-type="string">
              <text:p text:style-name="P33">Name</text:p>
            </table:table-cell>
            <table:table-cell table:style-name="RVType.A1" office:value-type="string">
              <text:p text:style-name="P33">Type</text:p>
            </table:table-cell>
            <table:table-cell table:style-name="RVType.A1" office:value-type="string">
              <text:p text:style-name="P33">Length</text:p>
            </table:table-cell>
            <table:table-cell table:style-name="RVType.A1" office:value-type="string">
              <text:p text:style-name="P48">Format</text:p>
            </table:table-cell>
            <table:table-cell table:style-name="RVType.F1" office:value-type="string">
              <text:p text:style-name="P34">Description</text:p>
            </table:table-cell>
          </table:table-row>
        </table:table-header-rows>
        <table:table-row>
          <table:table-cell table:style-name="RVType.A2" office:value-type="string">
            <text:p text:style-name="P108">1</text:p>
          </table:table-cell>
          <table:table-cell table:style-name="RVType.A2" office:value-type="string">
            <text:p text:style-name="P108">ID</text:p>
          </table:table-cell>
          <table:table-cell table:style-name="RVType.A2" office:value-type="string">
            <text:p text:style-name="P108">String</text:p>
          </table:table-cell>
          <table:table-cell table:style-name="RVType.A2" office:value-type="string">
            <text:p text:style-name="P108">2</text:p>
          </table:table-cell>
          <table:table-cell table:style-name="RVType.A2" office:value-type="string">
            <text:p text:style-name="P73">Max <text:span text:style-name="T26">2</text:span>9</text:p>
            <text:p text:style-name="P73">Requires leading zero</text:p>
            <text:p text:style-name="P71"/>
          </table:table-cell>
          <table:table-cell table:style-name="RVType.F2" office:value-type="string">
            <text:p text:style-name="P108">RV Type ID 01..<text:span text:style-name="T26">29</text:span></text:p>
            <text:p text:style-name="P108"><text:span text:style-name="T15">Entries </text:span>01=1<text:span text:style-name="T15">0, 99</text:span> Default <text:span text:style-name="T15">Mandatory</text:span></text:p>
            <text:p text:style-name="P116">Entry 99 Default “Other” Mandatory</text:p>
            <text:p text:style-name="P108"><text:span text:style-name="T15">Entries 11</text:span>-<text:span text:style-name="T15">98</text:span> User Defineable <text:span text:style-name="T15">Optional</text:span></text:p>
            <text:p text:style-name="P108"/>
          </table:table-cell>
        </table:table-row>
        <table:table-row>
          <table:table-cell table:style-name="RVType.A2" office:value-type="string">
            <text:p text:style-name="P116">2</text:p>
          </table:table-cell>
          <table:table-cell table:style-name="RVType.A2" office:value-type="string">
            <text:p text:style-name="P116">Active</text:p>
          </table:table-cell>
          <table:table-cell table:style-name="RVType.A2" office:value-type="string">
            <text:p text:style-name="P116">String</text:p>
          </table:table-cell>
          <table:table-cell table:style-name="RVType.A2" office:value-type="string">
            <text:p text:style-name="P116">1</text:p>
          </table:table-cell>
          <table:table-cell table:style-name="RVType.A2" office:value-type="string">
            <text:p text:style-name="P76">[Y,N]</text:p>
          </table:table-cell>
          <table:table-cell table:style-name="RVType.F2" office:value-type="string">
            <text:p text:style-name="P116">Active RV Type [Y,N]. <text:s text:c="2"/>Man <text:span text:style-name="T16">to 10 and 29 are mandatory [Y] and cannot be changed.</text:span></text:p>
          </table:table-cell>
        </table:table-row>
        <table:table-row>
          <table:table-cell table:style-name="RVType.A2" office:value-type="string">
            <text:p text:style-name="P116">3</text:p>
          </table:table-cell>
          <table:table-cell table:style-name="RVType.A2" office:value-type="string">
            <text:p text:style-name="P108">Name</text:p>
          </table:table-cell>
          <table:table-cell table:style-name="RVType.A2" office:value-type="string">
            <text:p text:style-name="P112">String</text:p>
          </table:table-cell>
          <table:table-cell table:style-name="RVType.A2" office:value-type="string">
            <text:p text:style-name="P114">30</text:p>
          </table:table-cell>
          <table:table-cell table:style-name="RVType.A2" office:value-type="string">
            <text:p text:style-name="P53">[A..Z, a..z, 0..9, <text:span text:style-name="T16">&lt;Dash&gt;, </text:span>&lt;Sp&gt;<text:span text:style-name="T7">]</text:span></text:p>
            <text:p text:style-name="P76">Min 4, Max 30</text:p>
          </table:table-cell>
          <table:table-cell table:style-name="RVType.F2" office:value-type="string">
            <text:p text:style-name="P114"><text:span text:style-name="T16">Entries 01</text:span>RV Type <text:span text:style-name="T10">Name</text:span></text:p>
            <text:p text:style-name="P110"><text:span text:style-name="T15">Entries </text:span>01=1<text:span text:style-name="T15">0, 29</text:span> Default <text:span text:style-name="T15">Mandatory</text:span></text:p>
            <text:p text:style-name="P116">Entry 99 Default “Other” Mandatory</text:p>
            <text:p text:style-name="P110"><text:span text:style-name="T15">Entries 12</text:span>-<text:span text:style-name="T26">28</text:span> User Defineable <text:span text:style-name="T16">Mandatory</text:span></text:p>
          </table:table-cell>
        </table:table-row>
      </table:table>
      <text:p text:style-name="P27"/>
      <text:p text:style-name="P27"><text:s/></text:p>
      <text:p text:style-name="P27"/>
      <text:p text:style-name="P27"><text:line-break/></text:p>
      <text:p text:style-name="P131"><text:span text:style-name="T12">VEHICLE </text:span>TABLE</text:p>
      <text:p text:style-name="P9"/>
      <text:p text:style-name="P20">Primary Key: <text:span text:style-name="T12">Vehicle</text:span> Name</text:p>
      <text:p text:style-name="P20">Foreign Keys: <text:span text:style-name="T12">Vehicle </text:span>Type</text:p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45">Field</text:p>
            </table:table-cell>
            <table:table-cell table:style-name="Table2.A1" office:value-type="string">
              <text:p text:style-name="P30">Name</text:p>
            </table:table-cell>
            <table:table-cell table:style-name="Table2.A1" office:value-type="string">
              <text:p text:style-name="P30">Type</text:p>
            </table:table-cell>
            <table:table-cell table:style-name="Table2.A1" office:value-type="string">
              <text:p text:style-name="P30">Length</text:p>
            </table:table-cell>
            <table:table-cell table:style-name="Table2.A1" office:value-type="string">
              <text:p text:style-name="P45">Format</text:p>
            </table:table-cell>
            <table:table-cell table:style-name="Table2.F1" office:value-type="string">
              <text:p text:style-name="P32">Description</text:p>
            </table:table-cell>
          </table:table-row>
        </table:table-header-rows>
        <table:table-row>
          <table:table-cell table:style-name="Table2.A2" office:value-type="string">
            <text:p text:style-name="P51">1</text:p>
          </table:table-cell>
          <table:table-cell table:style-name="Table2.A2" office:value-type="string">
            <text:p text:style-name="P60"><text:span text:style-name="T12">Vehicle</text:span> Name</text:p>
          </table:table-cell>
          <table:table-cell table:style-name="Table2.A2" office:value-type="string">
            <text:p text:style-name="P60">String</text:p>
          </table:table-cell>
          <table:table-cell table:style-name="Table2.A2" office:value-type="string">
            <text:p text:style-name="P51">30</text:p>
          </table:table-cell>
          <table:table-cell table:style-name="Table2.A2" office:value-type="string">
            <text:p text:style-name="P51">[A..Z, a..z, 0..9, &lt;Sp&gt;<text:span text:style-name="T7">]</text:span></text:p>
          </table:table-cell>
          <table:table-cell table:style-name="Table2.F2" office:value-type="string">
            <text:p text:style-name="P58">User defined Name describing this <text:span text:style-name="T12">Vehicle</text:span></text:p>
          </table:table-cell>
        </table:table-row>
        <table:table-row>
          <table:table-cell table:style-name="Table2.A2" office:value-type="string">
            <text:p text:style-name="P51">2</text:p>
          </table:table-cell>
          <table:table-cell table:style-name="Table2.A2" office:value-type="string">
            <text:p text:style-name="P60"><text:span text:style-name="T12">Vehicle</text:span> Type</text:p>
          </table:table-cell>
          <table:table-cell table:style-name="Table2.A2" office:value-type="string">
            <text:p text:style-name="P51">FK</text:p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51"/>
          </table:table-cell>
          <table:table-cell table:style-name="Table2.F2" office:value-type="string">
            <text:p text:style-name="P58">RV Type as defined in the <text:span text:style-name="T12">Vehicle</text:span> Type table</text:p>
          </table:table-cell>
        </table:table-row>
        <table:table-row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51"/>
          </table:table-cell>
          <table:table-cell table:style-name="Table2.F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51"/>
          </table:table-cell>
          <table:table-cell table:style-name="Table2.F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3"/>
          </table:table-cell>
          <table:table-cell table:style-name="Table2.F2" office:value-type="string">
            <text:p text:style-name="P75"/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3"/>
          </table:table-cell>
          <table:table-cell table:style-name="Table2.F2" office:value-type="string">
            <text:p text:style-name="P75"/>
          </table:table-cell>
        </table:table-row>
        <table:table-row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1"/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F2" office:value-type="string">
            <text:p text:style-name="P122"/>
          </table:table-cell>
        </table:table-row>
        <table:table-row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F2" office:value-type="string">
            <text:p text:style-name="P122"/>
          </table:table-cell>
        </table:table-row>
        <table:table-row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F2" office:value-type="string">
            <text:p text:style-name="P122"/>
          </table:table-cell>
        </table:table-row>
        <table:table-row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A2" office:value-type="string">
            <text:p text:style-name="P120"/>
          </table:table-cell>
          <table:table-cell table:style-name="Table2.F2" office:value-type="string">
            <text:p text:style-name="P122"/>
          </table:table-cell>
        </table:table-row>
      </table:table>
      <text:p text:style-name="P6"/>
      <text:p text:style-name="P12"/>
      <text:p text:style-name="P130"><text:span text:style-name="T13">DEFAULT VEHICLE</text:span> TYPE TABLE</text:p>
      <text:p text:style-name="P16"/>
      <text:p text:style-name="P18">The <text:span text:style-name="T10">Default Vehicle</text:span> Type table <text:span text:style-name="T8">contains </text:span>a list of all <text:span text:style-name="T13">Vehicle</text:span> types used by the user. <text:span text:style-name="T10">The user makes a copy of ths table for each Log created, and </text:span>can define and add, edit <text:span text:style-name="T10">or delete </text:span>any entries <text:span text:style-name="T10">before saving it. </text:span>Although entries can be deleted, <text:span text:style-name="T10">entry 20 [Other] must always remain.</text:span>.<text:span text:style-name="T8">The default table contains ten 11 default entries.</text:span></text:p>
      <text:p text:style-name="P24">The first ten (1..10) default to <text:span text:style-name="T8">[Travel Trailer, Fifth Wheel, Class A Motorhome, Class B Motorhome, Class C Motorhome, </text:span>Toy Hauler, Truck Camper, Bus Conversion, Tent Trailer, Tent]</text:p>
      <text:p text:style-name="P26">Entries 1..<text:span text:style-name="T14">19</text:span> are user definable.</text:p>
      <text:p text:style-name="P24">The last entry in the table (2<text:span text:style-name="T14">0</text:span>) is <text:span text:style-name="T10">mandatory and is named </text:span>[Other]. </text:p>
      <text:p text:style-name="P21">Primary Key: Field: <text:span text:style-name="T11">ID</text:span>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P47">Field</text:p>
            </table:table-cell>
            <table:table-cell table:style-name="Table3.A1" office:value-type="string">
              <text:p text:style-name="P36">Name</text:p>
            </table:table-cell>
            <table:table-cell table:style-name="Table3.A1" office:value-type="string">
              <text:p text:style-name="P36">Type</text:p>
            </table:table-cell>
            <table:table-cell table:style-name="Table3.A1" office:value-type="string">
              <text:p text:style-name="P36">Length</text:p>
            </table:table-cell>
            <table:table-cell table:style-name="Table3.A1" office:value-type="string">
              <text:p text:style-name="P49">Format</text:p>
            </table:table-cell>
            <table:table-cell table:style-name="Table3.F1" office:value-type="string">
              <text:p text:style-name="P35">Description</text:p>
            </table:table-cell>
          </table:table-row>
        </table:table-header-rows>
        <table:table-row>
          <table:table-cell table:style-name="Table3.A2" office:value-type="string">
            <text:p text:style-name="P109">1</text:p>
          </table:table-cell>
          <table:table-cell table:style-name="Table3.A2" office:value-type="string">
            <text:p text:style-name="P109">ID</text:p>
          </table:table-cell>
          <table:table-cell table:style-name="Table3.A2" office:value-type="string">
            <text:p text:style-name="P109">String</text:p>
          </table:table-cell>
          <table:table-cell table:style-name="Table3.A2" office:value-type="string">
            <text:p text:style-name="P109">2</text:p>
          </table:table-cell>
          <table:table-cell table:style-name="Table3.A2" office:value-type="string">
            <text:p text:style-name="P72"><text:span text:style-name="T9">25</text:span> </text:p>
            <text:p text:style-name="P72">Requires leading zero</text:p>
            <text:p text:style-name="P72">Min 10, Max 99</text:p>
          </table:table-cell>
          <table:table-cell table:style-name="Table3.F2" office:value-type="string">
            <text:p text:style-name="P109"><text:span text:style-name="T13">Vehicle </text:span>Type ID 01..<text:span text:style-name="T9">25</text:span></text:p>
            <text:p text:style-name="P109">01=10 Default</text:p>
            <text:p text:style-name="P109"><text:span text:style-name="T10">0</text:span>1-<text:span text:style-name="T9">24</text:span> User Defineable</text:p>
            <text:p text:style-name="P109">Entry </text:p>
            <text:p text:style-name="P109"><text:span text:style-name="T9">25</text:span> <text:span text:style-name="T10">mandatory</text:span></text:p>
          </table:table-cell>
        </table:table-row>
        <table:table-row>
          <table:table-cell table:style-name="Table3.A2" office:value-type="string">
            <text:p text:style-name="P109">2</text:p>
          </table:table-cell>
          <table:table-cell table:style-name="Table3.A2" office:value-type="string">
            <text:p text:style-name="P109">Name</text:p>
          </table:table-cell>
          <table:table-cell table:style-name="Table3.A2" office:value-type="string">
            <text:p text:style-name="P113">String</text:p>
          </table:table-cell>
          <table:table-cell table:style-name="Table3.A2" office:value-type="string">
            <text:p text:style-name="P115">30</text:p>
          </table:table-cell>
          <table:table-cell table:style-name="Table3.A2" office:value-type="string">
            <text:p text:style-name="P52">[A..Z, a..z, 0..9, &lt;Sp&gt;<text:span text:style-name="T7">]</text:span></text:p>
          </table:table-cell>
          <table:table-cell table:style-name="Table3.F2" office:value-type="string">
            <text:p text:style-name="P115"><text:span text:style-name="T13">Vehicle</text:span> Type <text:span text:style-name="T10">Name</text:span></text:p>
            <text:p text:style-name="P109">01= <text:span text:style-name="T10">24</text:span> <text:span text:style-name="T13">Optional</text:span></text:p>
            <text:p text:style-name="P109"><text:span text:style-name="T9">25</text:span> <text:span text:style-name="T13">Mandatory </text:span>= Other</text:p>
          </table:table-cell>
        </table:table-row>
      </table:table>
      <text:p text:style-name="P28"/>
      <text:p text:style-name="P28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footer>
        <text:p text:style-name="MP2"><text:title>RVKasterLog.EXE Software Design Spec</text:title> <text:user-defined style:data-style-name="N0" text:name="Version">1.0.0</text:user-defined> <text:s text:c="30"/>Page <text:page-number text:select-page="current">6</text:page-number> of <text:page-count>7</text:page-count> <text:s text:c="76"/><text:modification-date style:data-style-name="N75">8 Apr 2017</text:modification-date></text:p>
      </style:footer>
    </style:master-page>
    <style:master-page style:name="Right_20_Page" style:display-name="Right Page" style:page-layout-name="Mpm4" style:next-style-name="Left_20_Page">
      <style:footer>
        <text:p text:style-name="MP2"><text:title>RVKasterLog.EXE Software Design Spec</text:title> <text:user-defined style:data-style-name="N0" text:name="Version">1.0.0</text:user-defined> <text:s text:c="35"/>Page <text:page-number text:select-page="current">3</text:page-number> of <text:page-count>7</text:page-count> <text:s text:c="72"/><text:modification-date style:data-style-name="N75">8 Apr 2017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dc:title>RVKasterLog.EXE Software Design Spec</dc:title>
    <meta:initial-creator>Hew Lines</meta:initial-creator>
    <meta:creation-date>2008-03-07T09:52:35</meta:creation-date>
    <dc:date>2017-04-08T10:42:21.570000000</dc:date>
    <meta:print-date>2013-06-25T14:20:27.180000000</meta:print-date>
    <meta:editing-cycles>284</meta:editing-cycles>
    <meta:editing-duration>P1DT1H28M32S</meta:editing-duration>
    <meta:document-statistic meta:table-count="5" meta:image-count="0" meta:object-count="0" meta:page-count="7" meta:paragraph-count="213" meta:word-count="725" meta:character-count="4435" meta:non-whitespace-character-count="3707"/>
    <meta:user-defined meta:name="Info 2"/>
    <meta:user-defined meta:name="Info 3"/>
    <meta:user-defined meta:name="Info 4"/>
    <meta:user-defined meta:name="Version">1.0.0</meta:user-defined>
  </office:meta>
</office:document-meta>
</file>